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Hoja1" table:style-name="ta1" table:print="false"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>
            <text:p>Tarea2_1.- Crear Base de Datos y sus Tablas</text:p>
          </table:table-cell>
          <table:table-cell table:number-columns-repeated="12"/>
          <table:table-cell office:value-type="string">
            <text:p>SQL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>
            <text:p>CREATE DATABASE victor_visus_BD02_tarea2;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BLE</text:p>
          </table:table-cell>
          <table:table-cell office:value-type="string">
            <text:p>Campo</text:p>
          </table:table-cell>
          <table:table-cell office:value-type="string">
            <text:p>Tipo de dato</text:p>
          </table:table-cell>
          <table:table-cell office:value-type="string">
            <text:p>Longitud</text:p>
          </table:table-cell>
          <table:table-cell office:value-type="string">
            <text:p>Dominio</text:p>
          </table:table-cell>
          <table:table-cell office:value-type="string">
            <text:p>Clave</text:p>
          </table:table-cell>
          <table:table-cell office:value-type="string">
            <text:p>Restricciones (CONSTRAINT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Profesores</text:p>
          </table:table-cell>
          <table:table-cell table:style-name="ce2" table:number-columns-repeated="11"/>
          <table:table-cell table:style-name="ce2" office:value-type="string">
            <text:p>CREATE TABLE Profesores (</text:p>
          </table:table-cell>
          <table:table-cell table:style-name="ce2" table:number-columns-repeated="1010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nombre VARCHAR2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pellido_1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table:number-columns-repeated="6"/>
          <table:table-cell office:value-type="string">
            <text:p>apellido_1 VARCHAR2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pellido_2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string">
            <text:p>apellido_2 VARCHAR2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if_prof</text:p>
          </table:table-cell>
          <table:table-cell office:value-type="string">
            <text:p>CHA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K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nif_prof CHAR(9) CONSTRAINT prof_nif_PK PRIMARY KEY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ireccion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table-cell table:number-columns-repeated="9"/>
          <table:table-cell office:value-type="string">
            <text:p>direccion VARCHAR(5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itulación</text:p>
          </table:table-cell>
          <table:table-cell office:value-type="string">
            <text:p>VARCHAR2</text:p>
          </table:table-cell>
          <table:table-cell office:value-type="float" office:value="30">
            <text:p>30</text:p>
          </table:table-cell>
          <table:table-cell table:number-columns-repeated="9"/>
          <table:table-cell office:value-type="string">
            <text:p>titulacion VARCHAR(3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alario_mes</text:p>
          </table:table-cell>
          <table:table-cell office:value-type="string">
            <text:p>NUMBER</text:p>
          </table:table-cell>
          <table:table-cell office:value-type="float" office:value="4.2">
            <text:p>4,2</text:p>
          </table:table-cell>
          <table:table-cell table:number-columns-repeated="2"/>
          <table:table-cell office:value-type="string">
            <text:p>NOT NULL</text:p>
          </table:table-cell>
          <table:table-cell table:number-columns-repeated="6"/>
          <table:table-cell office:value-type="string">
            <text:p>salario_mes NUMBER(4,2),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" office:value-type="string">
            <text:p>Declaro las Restricciones generales de la tabla Profesores:</text:p>
          </table:table-cell>
          <table:table-cell table:number-columns-repeated="2"/>
          <table:table-cell office:value-type="string">
            <text:p>CONSTRAINT prof_NN NOT NULL (nombre,apellido_1,salario_mes),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office:value-type="string">
            <text:p>CONSTRAINT prof_UN UNIQUE (nombre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table:style-name="ce1" office:value-type="string">
            <text:p>);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string">
            <text:p>Insertamos los valores en los atributos de la tabla Profesores -Repetimos la sentencia tantas veces como haga falta-:</text:p>
          </table:table-cell>
          <table:table-cell/>
          <table:table-cell office:value-type="string">
            <text:p>INSERT INTO Profesores (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>
            <text:p>nombre, apellido_1, apellido_2, nif_prof, direccion, titulacion, salario_mes)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ALUES (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Luis, Soler, Peres, 23426356H, su calle 23, Profe de mates, 1000,56);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Cursos</text:p>
          </table:table-cell>
          <table:table-cell table:style-name="ce2" table:number-columns-repeated="11"/>
          <table:table-cell table:style-name="ce2" office:value-type="string">
            <text:p>CREATE TABLE Cursos (</text:p>
          </table:table-cell>
          <table:table-cell table:style-name="ce2" table:number-columns-repeated="1010"/>
        </table:table-row>
        <table:table-row table:style-name="ro1">
          <table:table-cell table:number-columns-repeated="2"/>
          <table:table-cell office:value-type="string">
            <text:p>curso</text:p>
          </table:table-cell>
          <table:table-cell office:value-type="string">
            <text:p>VARCHAR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curso VARCHAR2(15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d_curso</text:p>
          </table:table-cell>
          <table:table-cell office:value-type="string">
            <text:p>NUMBE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K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id_curso NUMBER(3) CONSTRAINT cur_idcurs_PK PRIMARY KEY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if_prof</text:p>
          </table:table-cell>
          <table:table-cell office:value-type="string">
            <text:p>CHA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K</text:p>
          </table:table-cell>
          <table:table-cell table:number-columns-repeated="7"/>
          <table:table-cell office:value-type="string">
            <text:p>nif_prof CHAR(9) CONSTRAINT cur_prof_FK FOREIGN KEY REFERENCES Profesores(nif_prof) ON DELETE SET NULL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m_max_alumnos</text:p>
          </table:table-cell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9"/>
          <table:table-cell office:value-type="string">
            <text:p>num_max_alumnos NUMBER(2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echa_ini</text:p>
          </table:table-cell>
          <table:table-cell office:value-type="string">
            <text:p>DATE</text:p>
          </table:table-cell>
          <table:table-cell table:number-columns-repeated="10"/>
          <table:table-cell office:value-type="string">
            <text:p>fecha_fin DATE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echa_fin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CHECK (fecha_ini&lt;fecha_fin)</text:p>
          </table:table-cell>
          <table:table-cell table:number-columns-repeated="4"/>
          <table:table-cell office:value-type="string">
            <text:p>fecha_fin DATE CONSTRAINT cur_fin CHECK (fecha_ini&lt;fecha_fin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um_horas</text:p>
          </table:table-cell>
          <table:table-cell office:value-type="string">
            <text:p>NUMBER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NOT NULL</text:p>
          </table:table-cell>
          <table:table-cell table:number-columns-repeated="6"/>
          <table:table-cell office:value-type="string">
            <text:p>num_horas NUMBER(4),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" office:value-type="string">
            <text:p>Declaro las Restricciones generales de la tabla Cursos:</text:p>
          </table:table-cell>
          <table:table-cell table:number-columns-repeated="2"/>
          <table:table-cell office:value-type="string">
            <text:p>CONSTRAINT cur_NN NOT NULL (curso, num_horas),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office:value-type="string">
            <text:p>CONSTRAINT cur_UN UNIQUE (curso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table:style-name="ce1" office:value-type="string">
            <text:p>);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string">
            <text:p>Insertamos los valores en los atributos de la tabla Cursos:</text:p>
          </table:table-cell>
          <table:table-cell/>
          <table:table-cell office:value-type="string">
            <text:p>INSERT INTO Cursos (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>
            <text:p>curso, id_curso, nif_prof, num_max_alumnos, fecha_ini, fecha_fin, num_horas)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ALUES (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Construcción, 001, 23426356H, 15, 01/12/2021, 31/01/2022, 120);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table:style-name="ce1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Alumnos</text:p>
          </table:table-cell>
          <table:table-cell table:style-name="ce2" table:number-columns-repeated="11"/>
          <table:table-cell table:style-name="ce2" office:value-type="string">
            <text:p>CREATE TABLE Alumnos (</text:p>
          </table:table-cell>
          <table:table-cell table:style-name="ce2" table:number-columns-repeated="1010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table:number-columns-repeated="6"/>
          <table:table-cell office:value-type="string">
            <text:p>nombre VARCHAR2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pellido_1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NOT NULL</text:p>
          </table:table-cell>
          <table:table-cell table:number-columns-repeated="6"/>
          <table:table-cell office:value-type="string">
            <text:p>apellido_1 VARCHAR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pellido_2</text:p>
          </table:table-cell>
          <table:table-cell office:value-type="string">
            <text:p>VARCHAR2</text:p>
          </table:table-cell>
          <table:table-cell office:value-type="float" office:value="20">
            <text:p>20</text:p>
          </table:table-cell>
          <table:table-cell table:number-columns-repeated="9"/>
          <table:table-cell office:value-type="string">
            <text:p>apellido_2 VARCHAR(2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if_alum</text:p>
          </table:table-cell>
          <table:table-cell office:value-type="string">
            <text:p>CHAR</text:p>
          </table:table-cell>
          <table:table-cell office:value-type="float" office:value="9">
            <text:p>9</text:p>
          </table:table-cell>
          <table:table-cell/>
          <table:table-cell office:value-type="string">
            <text:p>PK</text:p>
          </table:table-cell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nif_alum CHAR(9) CONSTRAINT alu_nif_PK PRIMARY KEY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direccion</text:p>
          </table:table-cell>
          <table:table-cell office:value-type="string">
            <text:p>VARCHAR2</text:p>
          </table:table-cell>
          <table:table-cell office:value-type="float" office:value="50">
            <text:p>50</text:p>
          </table:table-cell>
          <table:table-cell table:number-columns-repeated="9"/>
          <table:table-cell office:value-type="string">
            <text:p>direccion VARCHAR(50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sexo</text:p>
          </table:table-cell>
          <table:table-cell table:number-columns-repeated="2"/>
          <table:table-cell office:value-type="string">
            <text:p>M; H</text:p>
          </table:table-cell>
          <table:table-cell office:value-type="string">
            <text:p>FK</text:p>
          </table:table-cell>
          <table:table-cell office:value-type="string">
            <text:p>NOT NULL</text:p>
          </table:table-cell>
          <table:table-cell table:number-columns-repeated="6"/>
          <table:table-cell table:style-name="ce5" office:value-type="string">
            <text:p>sexo VARCHAR(1) CONSTRAINT alu_sex_VAL CHECK (sexo VALUE = M OR H),</text:p>
          </table:table-cell>
          <table:table-cell table:number-columns-repeated="1009"/>
        </table:table-row>
        <table:table-row table:style-name="ro1">
          <table:table-cell table:number-columns-repeated="14"/>
          <table:table-cell table:style-name="ce5" office:value-type="string">
            <text:p>CHECK (sexo IN ('M','H'))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fecha_nac</text:p>
          </table:table-cell>
          <table:table-cell office:value-type="string">
            <text:p>DATE</text:p>
          </table:table-cell>
          <table:table-cell table:number-columns-repeated="10"/>
          <table:table-cell office:value-type="string">
            <text:p>fecha_nac DATE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id_curso</text:p>
          </table:table-cell>
          <table:table-cell table:number-columns-repeated="3"/>
          <table:table-cell office:value-type="string">
            <text:p>FK</text:p>
          </table:table-cell>
          <table:table-cell office:value-type="string">
            <text:p>NOT NULL</text:p>
          </table:table-cell>
          <table:table-cell/>
          <table:table-cell office:value-type="string">
            <text:p>REFERENCES CURSOS(id_curso)</text:p>
          </table:table-cell>
          <table:table-cell table:number-columns-repeated="4"/>
          <table:table-cell office:value-type="string">
            <text:p>id_curso NUMBER(3) CONSTRAINT alu_idcurs_FK FOREIGN KEY REFERENCES Cursos(id_curso) ON DELETE CASCADE,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3" office:value-type="string">
            <text:p>Declaro las Restricciones generales de la tabla Alumnos:</text:p>
          </table:table-cell>
          <table:table-cell table:number-columns-repeated="2"/>
          <table:table-cell office:value-type="string">
            <text:p>CONSTRAINT alu_NN NOT NULL (nombre, apellido_1, id_curso, sexo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3"/>
          <table:table-cell table:number-columns-repeated="2"/>
          <table:table-cell table:style-name="ce1" office:value-type="string">
            <text:p>);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4"/>
          <table:table-cell table:number-columns-repeated="1012"/>
        </table:table-row>
        <table:table-row table:style-name="ro1">
          <table:table-cell table:number-columns-repeated="11"/>
          <table:table-cell table:style-name="ce3" office:value-type="string">
            <text:p>Insertamos los valores en los atributos de la tabla ALUMNOS -Repetimos la sentencia tantas veces como haga falta-:</text:p>
          </table:table-cell>
          <table:table-cell/>
          <table:table-cell office:value-type="string">
            <text:p>INSERT INTO Alumnos (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>
            <text:p>nombre, apellido_1, apellido_2, nif_alum, direccion, sexo, f_nacimiento, id_curso)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VALUES (</text:p>
          </table:table-cell>
          <table:table-cell table:number-columns-repeated="1009"/>
        </table:table-row>
        <table:table-row table:style-name="ro1">
          <table:table-cell table:number-columns-repeated="14"/>
          <table:table-cell office:value-type="string">
            <text:p>Angel, Montesinos, Blanco, 23876456H, su calle 23, M, 20/04/1975, ___);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>
            <text:p>Sexo</text:p>
          </table:table-cell>
          <table:table-cell table:style-name="ce2" table:number-columns-repeated="11"/>
          <table:table-cell table:style-name="ce2" office:value-type="string">
            <text:p>CREATE TABLE Sexo (</text:p>
          </table:table-cell>
          <table:table-cell table:style-name="ce2" table:number-columns-repeated="1010"/>
        </table:table-row>
        <table:table-row table:style-name="ro1">
          <table:table-cell table:number-columns-repeated="2"/>
          <table:table-cell office:value-type="string">
            <text:p>id_sexo</text:p>
          </table:table-cell>
          <table:table-cell office:value-type="string">
            <text:p>VARCHAR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K</text:p>
          </table:table-cell>
          <table:table-cell office:value-type="string">
            <text:p>NOT NULL</text:p>
          </table:table-cell>
          <table:table-cell table:number-columns-repeated="6"/>
          <table:table-cell office:value-type="string">
            <text:p>id_sexo VARCHAR2(1) PRIMARY KEY,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nombre</text:p>
          </table:table-cell>
          <table:table-cell office:value-type="string">
            <text:p>VARCHAR2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NOT NULL</text:p>
          </table:table-cell>
          <table:table-cell office:value-type="string">
            <text:p>UNIQUE</text:p>
          </table:table-cell>
          <table:table-cell table:number-columns-repeated="5"/>
          <table:table-cell office:value-type="string">
            <text:p>nombre VARCHAR(10) CONSTRAINT sex_nom_NN NOT NULL (nombre);</text:p>
          </table:table-cell>
          <table:table-cell table:number-columns-repeated="100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1" office:value-type="string">
            <text:p>Tarea2_2.- Modificar Estructura y Restriccion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rear un nuevo atributo para los alumnos, llamado Edad de tipo numérico.</text:p>
          </table:table-cell>
          <table:table-cell table:number-columns-repeated="12"/>
          <table:table-cell office:value-type="string">
            <text:p>ALTER TABLE Alumnos ADD (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>
            <text:p>edad NUMBER(2));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odificar el campo edad (creado anteriormente) para que sólo pueda tener valor comprendido entre 16 y 50 años.</text:p>
          </table:table-cell>
          <table:table-cell table:number-columns-repeated="8"/>
          <table:table-cell office:value-type="string">
            <text:p>CHECK (edad BETWEEN 16 AND 50)</text:p>
          </table:table-cell>
          <table:table-cell table:number-columns-repeated="3"/>
          <table:table-cell office:value-type="string">
            <text:p>ALTER TABLE Alumnos MODIFY (</text:p>
          </table:table-cell>
          <table:table-cell table:number-columns-repeated="1010"/>
        </table:table-row>
        <table:table-row table:style-name="ro1">
          <table:table-cell table:number-columns-repeated="14"/>
          <table:table-cell office:value-type="string">
            <text:p>edad NUMBER(2) CONSTRAINT alu_ed_CH CHECK (edad BETWEEN 16 OR 50);</text:p>
          </table:table-cell>
          <table:table-cell table:number-columns-repeated="1009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1">21/10/2020</text:date>, <text:time>20:4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1:35:40.89</meta:creation-date>
    <meta:editing-duration>PT13H58M24S</meta:editing-duration>
    <meta:editing-cycles>19</meta:editing-cycles>
    <meta:generator>OpenOffice/4.1.6$Win32 OpenOffice.org_project/416m1$Build-9790</meta:generator>
    <dc:date>2020-10-21T20:48:13.80</dc:date>
    <meta:document-statistic meta:table-count="3" meta:cell-count="172" meta:object-count="0"/>
  </office:meta>
</office:document-meta>
</file>